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303d0"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303d0"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style:font-name="Liberation Sans" fo:font-size="13pt" fo:font-style="normal" style:text-underline-style="none" officeooo:rsid="01f38d0c" officeooo:paragraph-rsid="01f38d0c"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3b3a05" style:font-size-asian="13pt" style:font-style-asian="normal" style:font-size-complex="13pt" style:font-style-complex="normal"/>
    </style:style>
    <style:style style:name="P14"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f5f6b7" officeooo:paragraph-rsid="01f5f6b7"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8" style:family="paragraph" style:parent-style-name="Preformatted_20_Text">
      <style:paragraph-properties style:writing-mode="lr-tb"/>
      <style:text-properties fo:font-size="13pt" officeooo:paragraph-rsid="01efb23b" style:font-size-asian="13pt" style:font-size-complex="13pt"/>
    </style:style>
    <style:style style:name="P19"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fo:font-size="13pt" officeooo:paragraph-rsid="01dd3a06" style:font-size-asian="13pt" style:font-size-complex="13pt"/>
    </style:style>
    <style:style style:name="P21"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paragraph-properties style:writing-mode="lr-tb"/>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text-properties fo:font-size="13pt" officeooo:paragraph-rsid="01c26751" style:font-size-asian="13pt" style:font-size-complex="13pt"/>
    </style:style>
    <style:style style:name="P25" style:family="paragraph" style:parent-style-name="Preformatted_20_Text">
      <style:text-properties style:font-name="Liberation Sans" fo:font-size="13pt" fo:font-style="normal" style:text-underline-style="none" officeooo:rsid="01efb23b" officeooo:paragraph-rsid="01efb23b" fo:background-color="transparent" style:font-size-asian="13pt" style:font-style-asian="normal" style:font-size-complex="13pt" style:font-style-complex="normal"/>
    </style:style>
    <style:style style:name="P26" style:family="paragraph" style:parent-style-name="Preformatted_20_Text">
      <style:text-properties style:font-name="Liberation Sans" fo:font-size="13pt" fo:font-style="normal" style:text-underline-style="none" officeooo:rsid="01ef3a07" officeooo:paragraph-rsid="01ef3a07" fo:background-color="transparent" style:font-size-asian="13pt" style:font-style-asian="normal" style:font-size-complex="13pt" style:font-style-complex="normal"/>
    </style:style>
    <style:style style:name="P27" style:family="paragraph" style:parent-style-name="Preformatted_20_Text">
      <style:text-properties style:font-name="Liberation Sans" fo:font-size="13pt" fo:font-style="normal" style:text-underline-style="none" officeooo:rsid="00083d4b" officeooo:paragraph-rsid="01c26751" fo:background-color="transparent" style:font-size-asian="13pt" style:font-style-asian="normal" style:font-size-complex="13pt" style:font-style-complex="normal"/>
    </style:style>
    <style:style style:name="P28" style:family="paragraph" style:parent-style-name="Preformatted_20_Text">
      <style:text-properties fo:font-size="14pt" officeooo:rsid="0048b50d" officeooo:paragraph-rsid="01ef3a07" style:font-size-asian="14pt" style:font-size-complex="14pt" loext:padding="0cm" loext:border="none"/>
    </style:style>
    <style:style style:name="T1"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f303d0"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f303d0"/>
    </style:style>
    <style:style style:name="T9" style:family="text">
      <style:text-properties officeooo:rsid="01ee2e52"/>
    </style:style>
    <style:style style:name="T10"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f303d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f38d0c"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20" style:family="text">
      <style:text-properties officeooo:rsid="01cfe221" style:font-name-asian="Nimbus Mono L" style:font-name-complex="Liberation Mono"/>
    </style:style>
    <style:style style:name="T21" style:family="text">
      <style:text-properties style:font-name-asian="Nimbus Mono L" style:font-name-complex="Liberation Mono"/>
    </style:style>
    <style:style style:name="T22" style:family="text">
      <style:text-properties officeooo:rsid="01f4231c"/>
    </style:style>
    <style:style style:name="T23" style:family="text">
      <style:text-properties officeooo:rsid="01d74f08"/>
    </style:style>
    <style:style style:name="T24" style:family="text">
      <style:text-properties officeooo:rsid="01f5f6b7"/>
    </style:style>
    <style:style style:name="T25" style:family="text">
      <style:text-properties officeooo:rsid="01e115a9"/>
    </style:style>
    <style:style style:name="T26" style:family="text">
      <style:text-properties fo:font-weight="bold" style:font-name-asian="Nimbus Mono L" style:font-weight-asian="bold" style:font-name-complex="Liberation Mono" style:font-weight-complex="bold"/>
    </style:style>
    <style:style style:name="T27" style:family="text">
      <style:text-properties fo:font-weight="bold" officeooo:rsid="000dd66a" style:font-name-asian="Nimbus Mono L" style:font-weight-asian="bold" style:font-name-complex="Liberation Mono" style:font-weight-complex="bold"/>
    </style:style>
    <style:style style:name="T28" style:family="text">
      <style:text-properties fo:font-weight="bold" officeooo:rsid="0160cefc" style:font-name-asian="Nimbus Mono L" style:font-weight-asian="bold" style:font-name-complex="Liberation Mono" style:font-weight-complex="bold"/>
    </style:style>
    <style:style style:name="T29" style:family="text">
      <style:text-properties officeooo:rsid="01db7a8a"/>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f5f6b7"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f74ff2"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f6fdf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style:style style:name="T50" style:family="text">
      <style:text-properties officeooo:rsid="01ef3a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7</text:span><text:span text:style-name="T2">th</text:span><text:span text:style-name="T3"> </text:span><text:span text:style-name="T4">Dec</text:span><text:span text:style-name="T1">ember</text:span><text:span text:style-name="T5"> 20</text:span><text:span text:style-name="T6">2</text:span><text:span text:style-name="T7">5</text:span></text:p>
      <text:p text:style-name="P3"><text:span text:style-name="T8">Luke</text:span> <text:span text:style-name="T8">2</text:span><text:span text:style-name="T9">:</text:span><text:span text:style-name="T8">9-10</text:span></text:p>
      <text:p text:style-name="P4">9 And an angel of the Lord appeared to them, and the glory of the Lord shone around them, and they were filled with fear.</text:p>
      <text:p text:style-name="P5"><text:span text:style-name="T8">10 </text:span>And the angel said to them, “Fear not, for behold, I bring you good news of great joy that will be for all the people.</text:p>
      <text:p text:style-name="P6"/>
      <text:p text:style-name="P7">Let us pray…</text:p>
      <text:p text:style-name="P7"/>
      <text:p text:style-name="P8">Thanks to God</text:p>
      <text:p text:style-name="P9"><text:span text:style-name="T10">O </text:span><text:span text:style-name="T11">L</text:span><text:span text:style-name="T12">o</text:span><text:span text:style-name="T11">r</text:span><text:span text:style-name="T12">d,</text:span><text:span text:style-name="T13"> </text:span><text:span text:style-name="T14">we </text:span><text:span text:style-name="T15">thank You that </text:span><text:span text:style-name="T16">You </text:span><text:span text:style-name="T17">are infinitely powerful, the great Creator </text:span><text:span text:style-name="T18">of the entire universe</text:span><text:span text:style-name="T17">, yet You care for us in love and mercy</text:span><text:span text:style-name="T19">. A</text:span><text:span text:style-name="T17">s we enter the Advent season, we acknowledge that we need a Saviour, </text:span><text:span text:style-name="T18">and that You are the One and Only saviour Who could deal with our sin condition.</text:span></text:p>
      <text:p text:style-name="P10"/>
      <text:p text:style-name="P11"><text:span text:style-name="T20">W</text:span><text:span text:style-name="T21">e see some of Your power in the angel who appeared to the shepherds, causing them to tremble at his awesome appearance. </text:span><text:span text:style-name="T22">But w</text:span><text:span text:style-name="T23">e </text:span><text:span text:style-name="T22">also </text:span><text:span text:style-name="T23">thank You that </text:span><text:span text:style-name="T22">h</text:span><text:span text:style-name="T9">e </text:span><text:span text:style-name="T22">said “Fear not!” </text:span><text:span text:style-name="T24">because he was bringing “good news of great joy” </text:span><text:span text:style-name="T22">and </text:span><text:span text:style-name="T24">we</text:span><text:span text:style-name="T22"> take his message for ourselves today</text:span><text:span text:style-name="T25">. </text:span><text:span text:style-name="T22">For we know that there is much in this world which could cause us to fear – things large and small which hold us back, events beyond our understanding, tragedies which could overwhelm us. </text:span><text:span text:style-name="T24">But because of the good news of the birth of The Saviour, we have assurance that bad news will end some day, that Your gracious love and mercy will overcome evil, and sin and death will not have the final say over us.</text:span></text:p>
      <text:p text:style-name="P12"/>
      <text:p text:style-name="P13"><text:span text:style-name="T26">The Wide World...</text:span><text:span text:style-name="T27"> a</text:span><text:span text:style-name="T26">nd the </text:span><text:span text:style-name="T28">W</text:span><text:span text:style-name="T26">ider Church</text:span></text:p>
      <text:p text:style-name="P14"><text:span text:style-name="T24">As we rejoice in the coming of Jesus, w</text:span><text:span text:style-name="T23">e </text:span><text:span text:style-name="T24">pause to </text:span><text:span text:style-name="T29">pray</text:span><text:span text:style-name="T23"> for th</text:span><text:span text:style-name="T22">e bushfire situation in NSW, </text:span><text:span text:style-name="T24">and ask</text:span><text:span text:style-name="T22"> that You would extend Your mercy to those affected, and comfort those who have lost their homes.</text:span></text:p>
      <text:p text:style-name="P14"/>
      <text:p text:style-name="P15">We pray <text:span text:style-name="T24">Your protection for the firefighters on the ground and in the air as they work hard to bring the infernos under control. Guard them as they put themselves at risk on behalf of the residents.</text:span></text:p>
      <text:p text:style-name="P15"/>
      <text:p text:style-name="P16">We pray for those in the background providing support, and for Your people in churches as they move to help restore what has been lost. Strengthen them as they show Your love in practical ways to the people whose homes and belongings have been destroyed.</text:p>
      <text:p text:style-name="P15"/>
      <text:p text:style-name="P17">Ashburton</text:p>
      <text:p text:style-name="P18"><text:span text:style-name="T30">W</text:span><text:span text:style-name="T31">e pray for our </text:span><text:span text:style-name="T32">work</text:span><text:span text:style-name="T33"> </text:span><text:span text:style-name="T30">here at Ashburton, </text:span><text:span text:style-name="T33">as we </text:span><text:span text:style-name="T34">prep</text:span><text:span text:style-name="T35">a</text:span><text:span text:style-name="T34">re for the Carols on the Lawn event. Strengthen us as we work to bring Your </text:span><text:span text:style-name="T35">W</text:span><text:span text:style-name="T34">ord to residents around us via the songs of this season.</text:span></text:p>
      <text:p text:style-name="P19"/>
      <text:p text:style-name="P20"><text:span text:style-name="T36">We </text:span><text:span text:style-name="T37">continue</text:span><text:span text:style-name="T38"> </text:span><text:span text:style-name="T39">to</text:span><text:span text:style-name="T36"> pray for</text:span><text:span text:style-name="T40"> </text:span><text:span text:style-name="T37">those in need of Your healing hand – </text:span><text:span text:style-name="T39">we remember </text:span><text:span text:style-name="T40">Alan </text:span><text:span text:style-name="T39">and</text:span><text:span text:style-name="T40"> </text:span><text:span text:style-name="T30">Diane,</text:span><text:span text:style-name="T41"> </text:span><text:span text:style-name="T39">each dealing with the results of their falls, John McKenzie undergoing regular treatment, Russell and Jocelyn recovering from their exertions, </text:span><text:span text:style-name="T30">and </text:span><text:span text:style-name="T39">the children – Clarissa recovering from her operation, Levi having to take regular medication, and </text:span><text:span text:style-name="T30">others affected by illness</text:span><text:span text:style-name="T39">es</text:span><text:span text:style-name="T30">.</text:span></text:p>
      <text:p text:style-name="P21"/>
      <text:p text:style-name="P22"><text:span text:style-name="T42">We thank You for </text:span><text:span text:style-name="T32">Your Word, and for </text:span><text:span text:style-name="T43">Douglas as</text:span><text:span text:style-name="T32"> he preach</text:span><text:span text:style-name="T43">es</text:span><text:span text:style-name="T32"> today. </text:span><text:span text:style-name="T43">We </text:span><text:span text:style-name="T35">thank You for John writing to the church but also for his longing for personal fellowship</text:span><text:span text:style-name="T43">. </text:span><text:span text:style-name="T35">May we take to heart the importance of the relationships we build within the Body of Christ.</text:span></text:p>
      <text:p text:style-name="P23"/>
      <text:p text:style-name="P24"><text:span text:style-name="T44">In </text:span><text:span text:style-name="T42">His</text:span><text:span text:style-name="T45"> </text:span><text:span text:style-name="T46">Precious Name </text:span><text:span text:style-name="T47">we pray</text:span><text:span text:style-name="T48">, </text:span><text:span text:style-name="T49">Amen.</text:span></text:p>
      <text:p text:style-name="P25"><text:soft-page-break/></text:p>
      <text:p text:style-name="P25">As we will shortly take part in the Lord’s Supper, let is recall the fundamentals of our faith by reciting <text:span text:style-name="T50">The Apostle’s Creed:</text:span></text:p>
      <text:p text:style-name="P26"/>
      <text:p text:style-name="P27">I believe in God, the Father almighty,</text:p>
      <text:p text:style-name="P27"><text:s text:c="6"/>creator of heaven and earth.</text:p>
      <text:p text:style-name="P27"/>
      <text:p text:style-name="P27">I believe in Jesus Christ, his only Son, our Lord,</text:p>
      <text:p text:style-name="P27"><text:s text:c="6"/>who was conceived by the Holy Spirit</text:p>
      <text:p text:style-name="P27"><text:s text:c="6"/>and born of the virgin Mary.</text:p>
      <text:p text:style-name="P27"><text:s text:c="6"/>He suffered under Pontius Pilate,</text:p>
      <text:p text:style-name="P27"><text:s text:c="6"/>was crucified, died, and was buried;</text:p>
      <text:p text:style-name="P27"><text:s text:c="6"/>he descended to hell.</text:p>
      <text:p text:style-name="P27"><text:s text:c="6"/>The third day he rose again from the dead.</text:p>
      <text:p text:style-name="P27"><text:s text:c="6"/>He ascended to heaven</text:p>
      <text:p text:style-name="P27"><text:s text:c="6"/>and is seated at the right hand of God the Father almighty.</text:p>
      <text:p text:style-name="P27"><text:s text:c="6"/>From there he will come to judge the living and the dead.</text:p>
      <text:p text:style-name="P27"/>
      <text:p text:style-name="P27">I believe in the Holy Spirit,</text:p>
      <text:p text:style-name="P27"><text:s text:c="6"/>the holy catholic* church,</text:p>
      <text:p text:style-name="P27"><text:s text:c="6"/>the communion of saints,</text:p>
      <text:p text:style-name="P27"><text:s text:c="6"/>the forgiveness of sins,</text:p>
      <text:p text:style-name="P27"><text:s text:c="6"/>the resurrection of the body,</text:p>
      <text:p text:style-name="P27"><text:s text:c="6"/>and the life everlasting. Amen.</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2-06T22:56:19.976328582</dc:date>
    <meta:editing-duration>PT18H11M2S</meta:editing-duration>
    <meta:editing-cycles>207</meta:editing-cycles>
    <meta:generator>LibreOffice/25.8.3.2$Linux_X86_64 LibreOffice_project/580$Build-2</meta:generator>
    <meta:print-date>2025-12-06T22:54:34.833451959</meta:print-date>
    <meta:document-statistic meta:table-count="0" meta:image-count="0" meta:object-count="0" meta:page-count="2" meta:paragraph-count="37" meta:word-count="661" meta:character-count="3641" meta:non-whitespace-character-count="2924"/>
  </office:meta>
</office:document-meta>
</file>